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it" fo:country="IT"/>
    </style:style>
    <style:style style:name="T3" style:parent-style-name="DefaultParagraphFont" style:family="text">
      <style:text-properties fo:language="id" fo:country="ID"/>
    </style:style>
    <style:style style:name="T4" style:parent-style-name="DefaultParagraphFont" style:family="text">
      <style:text-properties fo:language="it" fo:country="IT"/>
    </style:style>
    <style:style style:name="P5" style:parent-style-name="Normal" style:family="paragraph">
      <style:text-properties fo:language="it" fo:country="IT"/>
    </style:style>
    <style:style style:name="P6" style:parent-style-name="Normal" style:family="paragraph">
      <style:text-properties fo:language="id" fo:country="ID"/>
    </style:style>
    <style:style style:name="P7" style:parent-style-name="Normal" style:family="paragraph">
      <style:text-properties fo:language="id" fo:country="ID"/>
    </style:style>
    <style:style style:name="P8" style:parent-style-name="Normal" style:family="paragraph">
      <style:text-properties fo:language="id" fo:country="ID"/>
    </style:style>
    <style:style style:name="T9" style:parent-style-name="DefaultParagraphFont" style:family="text">
      <style:text-properties fo:language="id" fo:country="ID"/>
    </style:style>
    <style:style style:name="T10" style:parent-style-name="DefaultParagraphFont" style:family="text">
      <style:text-properties fo:language="id" fo:country="ID"/>
    </style:style>
    <style:style style:name="T11" style:parent-style-name="DefaultParagraphFont" style:family="text">
      <style:text-properties fo:language="id" fo:country="ID"/>
    </style:style>
    <style:style style:name="T12" style:parent-style-name="DefaultParagraphFont" style:family="text">
      <style:text-properties fo:language="id" fo:country="ID"/>
    </style:style>
    <style:style style:name="T13" style:parent-style-name="DefaultParagraphFont" style:family="text">
      <style:text-properties fo:language="id" fo:country="ID"/>
    </style:style>
    <style:style style:name="T14" style:parent-style-name="DefaultParagraphFont" style:family="text">
      <style:text-properties fo:language="id" fo:country="ID"/>
    </style:style>
    <style:style style:name="T15" style:parent-style-name="DefaultParagraphFont" style:family="text">
      <style:text-properties fo:language="id" fo:country="ID"/>
    </style:style>
    <style:style style:name="T16" style:parent-style-name="DefaultParagraphFont" style:family="text">
      <style:text-properties fo:language="id" fo:country="ID"/>
    </style:style>
    <style:style style:name="T17" style:parent-style-name="DefaultParagraphFont" style:family="text">
      <style:text-properties fo:language="id" fo:country="ID"/>
    </style:style>
    <style:style style:name="T18" style:parent-style-name="DefaultParagraphFont" style:family="text">
      <style:text-properties fo:language="id" fo:country="ID"/>
    </style:style>
    <style:style style:name="T19" style:parent-style-name="DefaultParagraphFont" style:family="text">
      <style:text-properties fo:language="id" fo:country="ID"/>
    </style:style>
    <style:style style:name="T20" style:parent-style-name="DefaultParagraphFont" style:family="text">
      <style:text-properties fo:language="id" fo:country="ID"/>
    </style:style>
    <style:style style:name="T21" style:parent-style-name="DefaultParagraphFont" style:family="text">
      <style:text-properties fo:language="id" fo:country="ID"/>
    </style:style>
    <style:style style:name="T22" style:parent-style-name="DefaultParagraphFont" style:family="text">
      <style:text-properties fo:language="id" fo:country="ID"/>
    </style:style>
    <style:style style:name="T23" style:parent-style-name="DefaultParagraphFont" style:family="text">
      <style:text-properties fo:language="en" fo:country="ID"/>
    </style:style>
    <style:style style:name="T24" style:parent-style-name="DefaultParagraphFont" style:family="text">
      <style:text-properties fo:language="id" fo:country="ID"/>
    </style:style>
    <style:style style:name="P25" style:parent-style-name="Normal" style:family="paragraph">
      <style:text-properties fo:language="id" fo:country="ID"/>
    </style:style>
    <style:style style:name="P26" style:parent-style-name="Normal" style:family="paragraph">
      <style:text-properties fo:language="id" fo:country="ID"/>
    </style:style>
    <style:style style:name="P27" style:parent-style-name="Normal" style:family="paragraph">
      <style:text-properties fo:language="id" fo:country="ID"/>
    </style:style>
    <style:style style:name="P28" style:parent-style-name="Normal" style:family="paragraph">
      <style:text-properties fo:language="id" fo:country="ID"/>
    </style:style>
  </office:automatic-styles>
  <office:body>
    <office:text text:use-soft-page-breaks="true">
      <text:p text:style-name="P1"><text:span text:style-name="T2">Selasa, 4 April</text:span><text:span text:style-name="T3"><text:s/>2023,<text:s/></text:span><text:span text:style-name="T4">Hari Selasa dalam Pekan Suci</text:span></text:p>
      <text:p text:style-name="P5">Yesaya 49:1-6; Mazmur 70; Yohanes 13:21-33, 36-38</text:p>
      <text:p text:style-name="P6"/>
      <text:p text:style-name="P7">Nabi<text:s/>Yesaya<text:s/>menyampaikan keputusan<text:s/>Allah<text:s/>memanggil<text:s/>hamba-Nya<text:s/>dengan nama<text:s/>sejak dari kandungan. Melalui hamba itu,<text:s/>Tuhan akan menampakkan<text:s/>keagungan-Nya. Bahkan Tuhan akan membuat<text:s/>hamba itu<text:s/>menjadi terang bagi bangsa-bangsa supaya keselamatan dari Allah sampai ke ujung bumi.</text:p>
      <text:p text:style-name="P8">Kata-kata Nabi Yesaya itu terpenuhi di dalam diri<text:s/>Yesus,<text:s/>yang<text:s/>sejak dari kandungan nama-Nya telah disebut, dan melalui Yesus, Tuhan melaksanakan rencana untuk<text:s/>penebus dunia.<text:s/>Melalui Yesus, kemuliaan Tuhan dinyatakan.</text:p>
      <text:p text:style-name="Normal"><text:span text:style-name="T9">Injil<text:s/></text:span><text:span text:style-name="T10">Yohanes</text:span><text:span text:style-name="T11"><text:s/>mengisahkan apa yang terjadi dalam perjamuan malam Yesus bersama para murid.<text:s/></text:span><text:span text:style-name="T12">Di situ Yesus menyatakan<text:s/></text:span><text:span text:style-name="T13">ada<text:s/></text:span><text:span text:style-name="T14">seorang murid</text:span><text:span text:style-name="T15"><text:s/>yang berencana<text:s/></text:span><text:span text:style-name="T16">menyerahkan-Nya. Para murid saling menduga-duga siapa yang dimaksud Yesus itu. Rupanya murid yang dimaksud oleh Yesus adalah Yudas Iskariot. Setelah memberikan roti kepada Yudas</text:span><text:span text:style-name="T17">,</text:span><text:span text:style-name="T18"><text:s/>Yesus<text:s/></text:span><text:span text:style-name="T19">memintanya untuk segera melakukan rencana itu. Para murid tidak mengerti</text:span><text:span text:style-name="T20">,<text:s/></text:span><text:span text:style-name="T21">mereka menyangka Yudas diminta membeli keperluan mereka atau memberi sumbangan kepada orang miskin. Yesus lalu menyatakan kata-kata perpisahan, Ia akan pergi ke tempat yang tidak terjangkau oleh para murid. Saatnya telah tiba kemuliaan-Nya dan kemuliaan Tuhan segera dinyatakan.<text:s/></text:span><text:span text:style-name="T22">Tentu saja kata-kata Yesus ini membuat para murid bingung dan sedih.<text:s/></text:span><text:span text:style-name="T23">Lalu<text:s/></text:span><text:span text:style-name="T24">Simon berjanji untuk memberikan nyawa bagi Yesus. Akan tetapi Yesus menyatakan bahwa sebelum ayam berkokok Simon akan menyangkal Yesus tiga kali.<text:s/></text:span></text:p>
      <text:p text:style-name="P25">Sedih sekali ya,<text:s/>oleh seorang murid sendiri<text:s/>Yesus diserahkan ke tangan orang-orang yang memusuhi-Nya dan<text:s/>oleh seorang murid yang lain Yesus<text:s/>disangkal<text:s/>sampai tiga kali. Tapi semua itu justru menjadi saat keagungan dan kemuliaan Tuhan dinyatakan. Itulah rencana Tuhan untuk menyelamatkan manusia seluruh dunia. Itulah cara Tuhan yang dengan kuasa-Nya mengendalikan dunia ini.</text:p>
      <text:p text:style-name="P26">Semua<text:s/>manusia ini berada di bawah kuasa Tuhan.<text:s/>Dialah yang membentuk<text:s/>manusia<text:s/>di dalam rahim.<text:s/>Hidup ini menemukan banyak hal di bumi<text:s/>kelihatan serba<text:s/>tidak<text:s/>pasti. Akan tetapi<text:s/>bagi orang beriman, satu hal<text:s/>yang pasti<text:s/>adalah<text:s/>Tuhan memegang<text:s/>semua<text:s/>kendali.<text:s/>Tuhan<text:s/>memiliki rencana dan tujuan untuk semua yang ada dan<text:s/>yang<text:s/>terjadi. Tuhan juga punya rencana atas hidup manusia, yakni dipakai sebagai sarana<text:s/>membawa kemuliaan bagi nama-Nya.<text:s/>Manusia<text:s/>dipanggil untuk menjadi saksi kasih dan anugerah Allah kepada dunia.<text:s/></text:p>
      <text:p text:style-name="P27">Di masa-masa<text:s/>sesulit<text:s/>apa<text:s/>pun, Allah menyertai dan memakai kita untuk<text:s/>kemuliaan-Nya.<text:s/>Tentu saja kita<text:s/>dapat gagal<text:s/>menjalani panggilan dan rencana Tuhan dalam hidup kita, seperti gagalnya Yudas dan Simon Petrus. Pada saat gagal itulah, kita dipanggil untuk meneladani Simon Petrus, bertobat, kembali kepada Tuhan. Amin.<text:s/>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1812in" fo:margin-bottom="1in" fo:margin-right="1.37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priyono venantius</meta:initial-creator>
    <dc:creator>supriyono venantius</dc:creator>
    <meta:creation-date>2023-04-03T17:09:00Z</meta:creation-date>
    <dc:date>2023-04-03T19:25:00Z</dc:date>
    <meta:template xlink:href="Normal" xlink:type="simple"/>
    <meta:editing-cycles>1</meta:editing-cycles>
    <meta:editing-duration>PT8160S</meta:editing-duration>
    <meta:document-statistic meta:page-count="1" meta:paragraph-count="5" meta:word-count="403" meta:character-count="2697" meta:row-count="19" meta:non-whitespace-character-count="2299"/>
  </office:meta>
</office:document-meta>
</file>